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0.519833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4433333333333cm"/>
    </style:style>
    <style:style style:name="co7" style:family="table-column">
      <style:table-column-properties fo:break-before="auto" style:column-width="3.64066666666667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5.122333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0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3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6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3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25" table:content-validation-name="val2" table:style-name="ce27">
            <text:p>9925.00</text:p>
          </table:table-cell>
          <table:table-cell office:value-type="float" office:value="9049.295022503311" table:content-validation-name="val1" table:style-name="ce26">
            <text:p>9049.30</text:p>
          </table:table-cell>
          <table:table-cell office:value-type="float" office:value="21057" table:content-validation-name="val2" table:style-name="ce27">
            <text:p>21057.00</text:p>
          </table:table-cell>
          <table:table-cell office:value-type="float" office:value="19962.391927919933" table:content-validation-name="val1" table:style-name="ce26">
            <text:p>19962.39</text:p>
          </table:table-cell>
          <table:table-cell office:value-type="float" office:value="14048" table:content-validation-name="val2" table:style-name="ce27">
            <text:p>14048.00</text:p>
          </table:table-cell>
          <table:table-cell office:value-type="float" office:value="13604.448106603681" table:content-validation-name="val1" table:style-name="ce26">
            <text:p>13604.45</text:p>
          </table:table-cell>
          <table:table-cell office:value-type="float" office:value="5197" table:content-validation-name="val2" table:style-name="ce27">
            <text:p>5197.00</text:p>
          </table:table-cell>
          <table:table-cell office:value-type="float" office:value="5078.3072822828008" table:content-validation-name="val1" table:style-name="ce26">
            <text:p>5078.31</text:p>
          </table:table-cell>
          <table:table-cell office:value-type="float" office:value="365" table:content-validation-name="val2" table:style-name="ce27">
            <text:p>365.00</text:p>
          </table:table-cell>
          <table:table-cell office:value-type="float" office:value="359.98162162149993" table:content-validation-name="val1" table:style-name="ce26">
            <text:p>359.98</text:p>
          </table:table-cell>
          <table:table-cell office:value-type="float" office:value="143" table:content-validation-name="val2" table:style-name="ce27">
            <text:p>143.00</text:p>
          </table:table-cell>
          <table:table-cell office:value-type="float" office:value="142.57432432439998" table:content-validation-name="val1" table:style-name="ce26">
            <text:p>142.57</text:p>
          </table:table-cell>
          <table:table-cell office:value-type="float" office:value="50735" table:style-name="ce7">
            <text:p>50,735</text:p>
          </table:table-cell>
          <table:table-cell office:value-type="float" office:value="48197" table:style-name="ce7">
            <text:p>48,197</text:p>
          </table:table-cell>
          <table:table-cell office:value-type="float" office:value="2749" table:content-validation-name="val4" table:style-name="ce30">
            <text:p>2749</text:p>
          </table:table-cell>
          <table:table-cell office:value-type="float" office:value="2655.08" table:content-validation-name="val1" table:style-name="ce28">
            <text:p>2655.08</text:p>
          </table:table-cell>
          <table:table-cell office:value-type="float" office:value="421" table:content-validation-name="val4" table:style-name="ce30">
            <text:p>421</text:p>
          </table:table-cell>
          <table:table-cell office:value-type="float" office:value="417.42" table:content-validation-name="val1" table:style-name="ce28">
            <text:p>417.42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170" table:style-name="ce7">
            <text:p>3,170</text:p>
          </table:table-cell>
          <table:table-cell office:value-type="float" office:value="3073" table:style-name="ce7">
            <text:p>3,073</text:p>
          </table:table-cell>
          <table:table-cell table:style-name="ce9"/>
          <table:table-cell office:value-type="float" office:value="53905" table:style-name="ce7">
            <text:p>53,905</text:p>
          </table:table-cell>
          <table:table-cell office:value-type="float" office:value="51269" table:style-name="ce7">
            <text:p>51,269</text:p>
          </table:table-cell>
          <table:table-cell office:value-type="currency" office:value="152825401.17999998" table:content-validation-name="val5" table:style-name="ce10">
            <text:p>£152,825,401.18</text:p>
          </table:table-cell>
          <table:table-cell office:value-type="currency" office:value="15096578.250000019" table:content-validation-name="val5" table:style-name="ce10">
            <text:p>£15,096,578.25</text:p>
          </table:table-cell>
          <table:table-cell office:value-type="currency" office:value="2770573.81" table:content-validation-name="val5" table:style-name="ce10">
            <text:p>£2,770,573.81</text:p>
          </table:table-cell>
          <table:table-cell office:value-type="currency" office:value="2322704.5499999998" table:content-validation-name="val5" table:style-name="ce10">
            <text:p>£2,322,704.55</text:p>
          </table:table-cell>
          <table:table-cell office:value-type="currency" office:value="47226997.590000011" table:content-validation-name="val5" table:style-name="ce10">
            <text:p>£47,226,997.59</text:p>
          </table:table-cell>
          <table:table-cell office:value-type="currency" office:value="22602110.549999997" table:content-validation-name="val5" table:style-name="ce10">
            <text:p>£22,602,110.55</text:p>
          </table:table-cell>
          <table:table-cell office:value-type="currency" office:value="242844365.93000001" table:style-name="ce11">
            <text:p>£242,844,365.93</text:p>
          </table:table-cell>
          <table:table-cell office:value-type="currency" office:value="16073974.68" table:content-validation-name="val5" table:style-name="ce12">
            <text:p>£16,073,974.68</text:p>
          </table:table-cell>
          <table:table-cell office:value-type="currency" office:value="5521311.1800000006" table:content-validation-name="val5" table:style-name="ce12">
            <text:p>£5,521,311.18</text:p>
          </table:table-cell>
          <table:table-cell office:value-type="currency" office:value="21595285.859999999" table:style-name="ce11">
            <text:p>£21,595,285.86</text:p>
          </table:table-cell>
          <table:table-cell office:value-type="currency" office:value="264439651.78999999" table:style-name="ce13">
            <text:p>£264,439,651.79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2" table:content-validation-name="val2" table:style-name="ce27">
            <text:p>432.00</text:p>
          </table:table-cell>
          <table:table-cell office:value-type="float" office:value="330.66" table:content-validation-name="val1" table:style-name="ce26">
            <text:p>330.66</text:p>
          </table:table-cell>
          <table:table-cell office:value-type="float" office:value="321" table:content-validation-name="val2" table:style-name="ce27">
            <text:p>321.00</text:p>
          </table:table-cell>
          <table:table-cell office:value-type="float" office:value="289.31" table:content-validation-name="val1" table:style-name="ce26">
            <text:p>289.31</text:p>
          </table:table-cell>
          <table:table-cell office:value-type="float" office:value="516" table:content-validation-name="val2" table:style-name="ce27">
            <text:p>516.00</text:p>
          </table:table-cell>
          <table:table-cell office:value-type="float" office:value="494.11" table:content-validation-name="val1" table:style-name="ce26">
            <text:p>494.11</text:p>
          </table:table-cell>
          <table:table-cell office:value-type="float" office:value="105" table:content-validation-name="val2" table:style-name="ce27">
            <text:p>105.00</text:p>
          </table:table-cell>
          <table:table-cell office:value-type="float" office:value="102.64" table:content-validation-name="val1" table:style-name="ce26">
            <text:p>102.64</text:p>
          </table:table-cell>
          <table:table-cell office:value-type="float" office:value="9" table:content-validation-name="val2" table:style-name="ce27">
            <text:p>9.00</text:p>
          </table:table-cell>
          <table:table-cell office:value-type="float" office:value="8.8000000000000007" table:content-validation-name="val1" table:style-name="ce26">
            <text:p>8.8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3" table:style-name="ce7">
            <text:p>1,383</text:p>
          </table:table-cell>
          <table:table-cell office:value-type="float" office:value="1226" table:style-name="ce7">
            <text:p>1,226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1" table:content-validation-name="val1" table:style-name="ce28">
            <text:p>11.00</text:p>
          </table:table-cell>
          <table:table-cell office:value-type="float" office:value="11" table:content-validation-name="val3" table:style-name="ce32">
            <text:p>11.00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style-name="ce9"/>
          <table:table-cell office:value-type="float" office:value="1394" table:style-name="ce7">
            <text:p>1,394</text:p>
          </table:table-cell>
          <table:table-cell office:value-type="float" office:value="1237" table:style-name="ce7">
            <text:p>1,237</text:p>
          </table:table-cell>
          <table:table-cell office:value-type="currency" office:value="3590733.91" table:content-validation-name="val5" table:style-name="ce10">
            <text:p>£3,590,733.91</text:p>
          </table:table-cell>
          <table:table-cell office:value-type="currency" office:value="21471.1" table:content-validation-name="val5" table:style-name="ce10">
            <text:p>£21,471.1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23356.61" table:content-validation-name="val5" table:style-name="ce10">
            <text:p>£223,356.61</text:p>
          </table:table-cell>
          <table:table-cell office:value-type="currency" office:value="1024309.21" table:content-validation-name="val5" table:style-name="ce10">
            <text:p>£1,024,309.21</text:p>
          </table:table-cell>
          <table:table-cell office:value-type="currency" office:value="495322.06" table:content-validation-name="val5" table:style-name="ce10">
            <text:p>£495,322.06</text:p>
          </table:table-cell>
          <table:table-cell office:value-type="currency" office:value="5355192.8899999997" table:style-name="ce11">
            <text:p>£5,355,192.89</text:p>
          </table:table-cell>
          <table:table-cell office:value-type="currency" office:value="180631.25" table:content-validation-name="val5" table:style-name="ce12">
            <text:p>£180,631.2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80631.25" table:style-name="ce11">
            <text:p>£180,631.25</text:p>
          </table:table-cell>
          <table:table-cell office:value-type="currency" office:value="5535824.1399999997" table:style-name="ce13">
            <text:p>£5,535,824.14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7" table:content-validation-name="val2" table:style-name="ce27">
            <text:p>27.00</text:p>
          </table:table-cell>
          <table:table-cell office:value-type="float" office:value="26.08" table:content-validation-name="val1" table:style-name="ce26">
            <text:p>26.08</text:p>
          </table:table-cell>
          <table:table-cell office:value-type="float" office:value="119" table:content-validation-name="val2" table:style-name="ce27">
            <text:p>119.00</text:p>
          </table:table-cell>
          <table:table-cell office:value-type="float" office:value="114.85" table:content-validation-name="val1" table:style-name="ce26">
            <text:p>114.85</text:p>
          </table:table-cell>
          <table:table-cell office:value-type="float" office:value="714" table:content-validation-name="val2" table:style-name="ce27">
            <text:p>714.00</text:p>
          </table:table-cell>
          <table:table-cell office:value-type="float" office:value="684.28" table:content-validation-name="val1" table:style-name="ce26">
            <text:p>684.28</text:p>
          </table:table-cell>
          <table:table-cell office:value-type="float" office:value="120" table:content-validation-name="val2" table:style-name="ce27">
            <text:p>120.00</text:p>
          </table:table-cell>
          <table:table-cell office:value-type="float" office:value="116.39" table:content-validation-name="val1" table:style-name="ce26">
            <text:p>116.39</text:p>
          </table:table-cell>
          <table:table-cell office:value-type="float" office:value="14" table:content-validation-name="val2" table:style-name="ce27">
            <text:p>14.00</text:p>
          </table:table-cell>
          <table:table-cell office:value-type="float" office:value="14" table:content-validation-name="val1" table:style-name="ce26">
            <text:p>14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95" table:style-name="ce7">
            <text:p>995</text:p>
          </table:table-cell>
          <table:table-cell office:value-type="float" office:value="957" table:style-name="ce7">
            <text:p>957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3" table:content-validation-name="val1" table:style-name="ce28">
            <text:p>3.00</text:p>
          </table:table-cell>
          <table:table-cell office:value-type="float" office:value="3" table:content-validation-name="val3" table:style-name="ce32">
            <text:p>3.0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9">
            <text:p>1.00</text:p>
          </table:table-cell>
          <table:table-cell office:value-type="float" office:value="999" table:style-name="ce7">
            <text:p>999</text:p>
          </table:table-cell>
          <table:table-cell office:value-type="float" office:value="961" table:style-name="ce7">
            <text:p>961</text:p>
          </table:table-cell>
          <table:table-cell office:value-type="currency" office:value="3407469" table:content-validation-name="val5" table:style-name="ce10">
            <text:p>£3,407,469.00</text:p>
          </table:table-cell>
          <table:table-cell office:value-type="currency" office:value="117493" table:content-validation-name="val5" table:style-name="ce10">
            <text:p>£117,493.00</text:p>
          </table:table-cell>
          <table:table-cell office:value-type="currency" office:value="36741" table:content-validation-name="val5" table:style-name="ce10">
            <text:p>£36,741.00</text:p>
          </table:table-cell>
          <table:table-cell office:value-type="currency" office:value="16641" table:content-validation-name="val5" table:style-name="ce10">
            <text:p>£16,641.00</text:p>
          </table:table-cell>
          <table:table-cell office:value-type="currency" office:value="960952" table:content-validation-name="val5" table:style-name="ce10">
            <text:p>£960,952.00</text:p>
          </table:table-cell>
          <table:table-cell office:value-type="currency" office:value="485763" table:content-validation-name="val5" table:style-name="ce10">
            <text:p>£485,763.00</text:p>
          </table:table-cell>
          <table:table-cell office:value-type="currency" office:value="5025059" table:style-name="ce11">
            <text:p>£5,025,059.00</text:p>
          </table:table-cell>
          <table:table-cell office:value-type="currency" office:value="27950" table:content-validation-name="val5" table:style-name="ce12">
            <text:p>£27,950.00</text:p>
          </table:table-cell>
          <table:table-cell office:value-type="currency" office:value="6846" table:content-validation-name="val5" table:style-name="ce12">
            <text:p>£6,846.00</text:p>
          </table:table-cell>
          <table:table-cell office:value-type="currency" office:value="34796" table:style-name="ce11">
            <text:p>£34,796.00</text:p>
          </table:table-cell>
          <table:table-cell office:value-type="currency" office:value="5059855" table:style-name="ce13">
            <text:p>£5,059,855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table:content-validation-name="val2" table:style-name="ce35"/>
          <table:table-cell table:content-validation-name="val1" table:style-name="ce36"/>
          <table:table-cell table:content-validation-name="val2" table:style-name="ce35"/>
          <table:table-cell table:content-validation-name="val1" table:style-name="ce36"/>
          <table:table-cell table:content-validation-name="val2" table:style-name="ce35"/>
          <table:table-cell table:content-validation-name="val1" table:style-name="ce36"/>
          <table:table-cell table:content-validation-name="val2" table:style-name="ce35"/>
          <table:table-cell table:content-validation-name="val1" table:style-name="ce36"/>
          <table:table-cell table:content-validation-name="val2" table:style-name="ce35"/>
          <table:table-cell table:content-validation-name="val1" table:style-name="ce36"/>
          <table:table-cell table:content-validation-name="val2" table:style-name="ce35"/>
          <table:table-cell table:content-validation-name="val1" table:style-name="ce3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content-validation-name="val4" table:style-name="ce31"/>
          <table:table-cell table:content-validation-name="val1" table:style-name="ce29"/>
          <table:table-cell table:content-validation-name="val4" table:style-name="ce31"/>
          <table:table-cell table:content-validation-name="val1" table:style-name="ce29"/>
          <table:table-cell table:content-validation-name="val1" table:style-name="ce29"/>
          <table:table-cell table:content-validation-name="val3" table:style-name="ce33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0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content-validation-name="val5" table:style-name="ce21"/>
          <table:table-cell table:style-name="ce11"/>
          <table:table-cell table:content-validation-name="val5" table:style-name="ce22"/>
          <table:table-cell table:content-validation-name="val5" table:style-name="ce22"/>
          <table:table-cell office:value-type="currency" office:value="0" table:style-name="ce11">
            <text:p>£0.00</text:p>
          </table:table-cell>
          <table:table-cell office:value-type="currency" office:value="0" table:style-name="ce13">
            <text:p>£0.00</text:p>
          </table:table-cell>
          <table:table-cell table:style-name="ce16"/>
          <table:table-cell table:number-columns-repeated="9" table:style-name="ce23"/>
          <table:table-cell table:number-columns-repeated="16333" table:style-name="ce2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7">
            <text:p>94.00</text:p>
          </table:table-cell>
          <table:table-cell office:value-type="float" office:value="88.72" table:content-validation-name="val1" table:style-name="ce26">
            <text:p>88.72</text:p>
          </table:table-cell>
          <table:table-cell office:value-type="float" office:value="111" table:content-validation-name="val2" table:style-name="ce27">
            <text:p>111.00</text:p>
          </table:table-cell>
          <table:table-cell office:value-type="float" office:value="109.33" table:content-validation-name="val1" table:style-name="ce26">
            <text:p>109.33</text:p>
          </table:table-cell>
          <table:table-cell office:value-type="float" office:value="123" table:content-validation-name="val2" table:style-name="ce27">
            <text:p>123.00</text:p>
          </table:table-cell>
          <table:table-cell office:value-type="float" office:value="121.51" table:content-validation-name="val1" table:style-name="ce26">
            <text:p>121.51</text:p>
          </table:table-cell>
          <table:table-cell office:value-type="float" office:value="28" table:content-validation-name="val2" table:style-name="ce27">
            <text:p>28.00</text:p>
          </table:table-cell>
          <table:table-cell office:value-type="float" office:value="27.6" table:content-validation-name="val1" table:style-name="ce26">
            <text:p>27.60</text:p>
          </table:table-cell>
          <table:table-cell office:value-type="float" office:value="5" table:content-validation-name="val2" table:style-name="ce27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1.1399999999999999" table:content-validation-name="val1" table:style-name="ce26">
            <text:p>1.14</text:p>
          </table:table-cell>
          <table:table-cell office:value-type="float" office:value="368" table:style-name="ce7">
            <text:p>368</text:p>
          </table:table-cell>
          <table:table-cell office:value-type="float" office:value="353" table:style-name="ce7">
            <text:p>35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68" table:style-name="ce7">
            <text:p>368</text:p>
          </table:table-cell>
          <table:table-cell office:value-type="float" office:value="353" table:style-name="ce7">
            <text:p>353</text:p>
          </table:table-cell>
          <table:table-cell office:value-type="currency" office:value="1269875.95" table:content-validation-name="val5" table:style-name="ce10">
            <text:p>£1,269,875.95</text:p>
          </table:table-cell>
          <table:table-cell office:value-type="currency" office:value="19852.07" table:content-validation-name="val5" table:style-name="ce10">
            <text:p>£19,852.07</text:p>
          </table:table-cell>
          <table:table-cell office:value-type="currency" office:value="1000" table:content-validation-name="val5" table:style-name="ce10">
            <text:p>£1,000.00</text:p>
          </table:table-cell>
          <table:table-cell office:value-type="currency" office:value="3757.32" table:content-validation-name="val5" table:style-name="ce10">
            <text:p>£3,757.32</text:p>
          </table:table-cell>
          <table:table-cell office:value-type="currency" office:value="344684.88000000012" table:content-validation-name="val5" table:style-name="ce10">
            <text:p>£344,684.88</text:p>
          </table:table-cell>
          <table:table-cell office:value-type="currency" office:value="168982.42" table:content-validation-name="val5" table:style-name="ce10">
            <text:p>£168,982.42</text:p>
          </table:table-cell>
          <table:table-cell office:value-type="currency" office:value="1808152.64" table:style-name="ce11">
            <text:p>£1,808,152.6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808152.84" table:style-name="ce13">
            <text:p>£1,808,152.84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34">
            <text:p>5.00</text:p>
          </table:table-cell>
          <table:table-cell office:value-type="float" office:value="5" table:content-validation-name="val1" table:style-name="ce37">
            <text:p>5.00</text:p>
          </table:table-cell>
          <table:table-cell office:value-type="float" office:value="12" table:content-validation-name="val2" table:style-name="ce34">
            <text:p>12.00</text:p>
          </table:table-cell>
          <table:table-cell office:value-type="float" office:value="10.6" table:content-validation-name="val1" table:style-name="ce37">
            <text:p>10.60</text:p>
          </table:table-cell>
          <table:table-cell office:value-type="float" office:value="83" table:content-validation-name="val2" table:style-name="ce34">
            <text:p>83.00</text:p>
          </table:table-cell>
          <table:table-cell office:value-type="float" office:value="80.28" table:content-validation-name="val1" table:style-name="ce37">
            <text:p>80.28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61" table:content-validation-name="val1" table:style-name="ce37">
            <text:p>8.61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0" table:content-validation-name="val2" table:style-name="ce34">
            <text:p>0.00</text:p>
          </table:table-cell>
          <table:table-cell office:value-type="float" office:value="0" table:content-validation-name="val1" table:style-name="ce37">
            <text:p>0.00</text:p>
          </table:table-cell>
          <table:table-cell office:value-type="float" office:value="113" table:style-name="ce7">
            <text:p>113</text:p>
          </table:table-cell>
          <table:table-cell office:value-type="float" office:value="108" table:style-name="ce7">
            <text:p>108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3" table:style-name="ce7">
            <text:p>113</text:p>
          </table:table-cell>
          <table:table-cell office:value-type="float" office:value="108" table:style-name="ce7">
            <text:p>108</text:p>
          </table:table-cell>
          <table:table-cell office:value-type="currency" office:value="336899.54" table:content-validation-name="val5" table:style-name="ce22">
            <text:p>£336,899.54</text:p>
          </table:table-cell>
          <table:table-cell office:value-type="currency" office:value="5034.8399999999983" table:content-validation-name="val5" table:style-name="ce22">
            <text:p>£5,034.84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90903.23000000001" table:content-validation-name="val5" table:style-name="ce22">
            <text:p>£90,903.23</text:p>
          </table:table-cell>
          <table:table-cell office:value-type="currency" office:value="45912.599999999962" table:content-validation-name="val5" table:style-name="ce22">
            <text:p>£45,912.60</text:p>
          </table:table-cell>
          <table:table-cell office:value-type="currency" office:value="478750.21" table:style-name="ce11">
            <text:p>£478,750.21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78750.21" table:style-name="ce13">
            <text:p>£478,750.21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/>
    <dc:creator/>
    <meta:creation-date>2025-07-28T14:31:59Z</meta:creation-date>
    <dc:date>2025-07-28T14:32:06Z</dc:date>
  </office:meta>
</office:document-meta>
</file>